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2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923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ro14" style:family="table-row">
      <style:table-row-properties style:row-height="3cm" fo:break-before="auto" style:use-optimal-row-height="true"/>
    </style:style>
    <style:style style:name="ro15" style:family="table-row">
      <style:table-row-properties style:row-height="2.579cm" fo:break-before="auto" style:use-optimal-row-height="true"/>
    </style:style>
    <style:style style:name="ro16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 table:print="false">
        <table:table-column table:style-name="co5" table:default-cell-style-name="ce1"/>
        <table:table-column table:style-name="co2" table:number-columns-repeated="1014" table:default-cell-style-name="ce1"/>
        <table:table-row table:style-name="ro2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8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/>
          <table:table-cell table:number-columns-repeated="1005"/>
        </table:table-row>
        <table:table-row table:style-name="ro3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9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7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14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8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8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7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2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7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7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3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15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15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2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15" office:value-type="string">
            <text:p>hɨtma (hɨttu)</text:p>
          </table:table-cell>
          <table:table-cell office:value-type="string">
            <text:p>burn</text:p>
          </table:table-cell>
          <table:table-cell table:style-name="ce15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aŋ</text:p>
          </table:table-cell>
          <table:table-cell table:style-name="ce7" office:value-type="string">
            <text:p>a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8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uŋ</text:p>
          </table:table-cell>
          <table:table-cell table:style-name="ce7" office:value-type="string">
            <text:p>u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2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7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15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10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9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9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15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office:value-type="string">
            <text:p>kɤɣ</text:p>
          </table:table-cell>
          <table:table-cell table:number-columns-repeated="1004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7" office:value-type="string">
            <text:p>to carry</text:p>
          </table:table-cell>
          <table:table-cell table:style-name="ce3"/>
          <table:table-cell table:style-name="ce7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2">
          <table:table-cell office:value-type="string">
            <text:p>k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kwɑp &gt; kwɑp-t / k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9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2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ett</text:p>
          </table:table-cell>
          <table:table-cell office:value-type="string">
            <text:p>e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litma (littu)</text:p>
          </table:table-cell>
          <table:table-cell office:value-type="string">
            <text:p>to plant, to sow</text:p>
          </table:table-cell>
          <table:table-cell table:style-name="ce3" office:value-type="string">
            <text:p>lett</text:p>
          </table:table-cell>
          <table:table-cell office:value-type="string">
            <text:p>to plant</text:p>
          </table:table-cell>
          <table:table-cell table:number-columns-repeated="1004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2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5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1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 (maptu)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5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8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2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2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16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3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table:style-name="ce3" office:value-type="string">
            <text:p>bʰokma (bʰoktu)</text:p>
          </table:table-cell>
          <table:table-cell table:style-name="ce7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office:value-type="string">
            <text:p>phuŋ.po</text:p>
          </table:table-cell>
          <table:table-cell table:number-columns-repeated="1002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7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7" office:value-type="string">
            <text:p>r[e|ɛ]kt</text:p>
          </table:table-cell>
          <table:table-cell table:style-name="ce7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7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4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7" office:value-type="string">
            <text:p>re[t]</text:p>
          </table:table-cell>
          <table:table-cell table:style-name="ce7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7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7" office:value-type="string">
            <text:p>laugh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7" office:value-type="string">
            <text:p>rɛp</text:p>
          </table:table-cell>
          <table:table-cell table:style-name="ce7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7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7" office:value-type="string">
            <text:p>stand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7" office:value-type="string">
            <text:p>ront</text:p>
          </table:table-cell>
          <table:table-cell table:style-name="ce7" office:value-type="string">
            <text:p>ont</text:p>
          </table:table-cell>
          <table:table-cell table:style-name="ce3"/>
          <table:table-cell table:style-name="ce7"/>
          <table:table-cell table:style-name="ce3" office:value-type="string">
            <text:p>ront</text:p>
          </table:table-cell>
          <table:table-cell table:style-name="ce7" office:value-type="string">
            <text:p>make a hole from the bottom</text:p>
          </table:table-cell>
          <table:table-cell table:style-name="ce7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8">
          <table:table-cell table:style-name="ce7" office:value-type="string">
            <text:p>ru[m|p]t &gt; rups</text:p>
          </table:table-cell>
          <table:table-cell table:style-name="ce7" office:value-type="string">
            <text:p>umt</text:p>
          </table:table-cell>
          <table:table-cell table:style-name="ce3"/>
          <table:table-cell table:style-name="ce7"/>
          <table:table-cell table:style-name="ce3" office:value-type="string">
            <text:p>rumt</text:p>
          </table:table-cell>
          <table:table-cell table:style-name="ce7" office:value-type="string">
            <text:p>coil around (a stick, tree), cut around (ridge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17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5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8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 (of weather)</text:p>
          </table:table-cell>
          <table:table-cell table:number-columns-repeated="1004"/>
        </table:table-row>
        <table:table-row table:style-name="ro9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9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8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8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3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6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9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i</text:p>
          </table:table-cell>
          <table:table-cell table:style-name="ce3" office:value-type="string">
            <text:p>tʰemma (tʰema)</text:p>
          </table:table-cell>
          <table:table-cell table:style-name="ce7" office:value-type="string">
            <text:p>be lost</text:p>
          </table:table-cell>
          <table:table-cell table:style-name="ce3"/>
          <table:table-cell table:style-name="ce7" table:number-columns-repeated="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5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7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7" office:value-type="string">
            <text:p>to make stand</text:p>
          </table:table-cell>
          <table:table-cell table:style-name="ce10"/>
          <table:table-cell table:style-name="ce11"/>
          <table:table-cell table:style-name="ce7"/>
          <table:table-cell table:number-columns-repeated="1003"/>
        </table:table-row>
        <table:table-row table:style-name="ro8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h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8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 office:value-type="string">
            <text:p>thoks</text:p>
          </table:table-cell>
          <table:table-cell table:style-name="ce7" office:value-type="string">
            <text:p>to butt, to gore, to strike (with the head or horn)</text:p>
          </table:table-cell>
          <table:table-cell table:style-name="ce7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14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 office:value-type="string">
            <text:p>vt</text:p>
          </table:table-cell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15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5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7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um &gt; #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8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14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3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8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3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15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7"/>
          <table:table-cell table:style-name="ce3" office:value-type="string">
            <text:p>ʔek</text:p>
          </table:table-cell>
          <table:table-cell table:style-name="ce7" office:value-type="string">
            <text:p>tear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7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3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7"/>
          <table:table-cell table:style-name="ce3" office:value-type="string">
            <text:p>ʔor</text:p>
          </table:table-cell>
          <table:table-cell table:style-name="ce7" office:value-type="string">
            <text:p>break(cob of the corn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7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8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8" table:number-rows-repeated="65243">
          <table:table-cell table:number-columns-repeated="1015"/>
        </table:table-row>
        <table:table-row table:style-name="ro8">
          <table:table-cell table:style-name="Default" table:number-columns-repeated="11"/>
          <table:table-cell table:number-columns-repeated="1004"/>
        </table:table-row>
        <table:table-row table:style-name="ro8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3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1" table:number-columns-repeated="2"/>
          <table:table-cell/>
        </table:table-row>
        <table:table-row table:style-name="ro11" table:number-rows-repeated="40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4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7/04/2016</text:date>, <text:time>15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4-07T15:15:40.49</dc:date>
    <meta:editing-duration>P2DT10H40M28S</meta:editing-duration>
    <meta:editing-cycles>411</meta:editing-cycles>
    <meta:generator>OpenOffice/4.0.1$Win32 OpenOffice.org_project/401m5$Build-9714</meta:generator>
    <dc:creator>Guillaume Jacques</dc:creator>
    <meta:document-statistic meta:table-count="3" meta:cell-count="2292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